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text-properties style:font-name="Cambria" style:font-name-asian="Times New Roman2" style:font-name-complex="Times New Roman2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>
      <style:text-properties style:font-name="Cambria" fo:font-weight="bold" style:font-weight-asian="bold" style:font-weight-complex="bold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1">
      <style:text-properties style:font-name="Cambria"/>
    </style:style>
    <style:style style:name="P14" style:family="paragraph" style:parent-style-name="Heading_20_1">
      <style:text-properties style:font-name="Cambria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language="en" fo:country="US" style:font-name-asian="Times New Roman2" style:font-name-complex="Times New Roman2"/>
    </style:style>
    <style:style style:name="T6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92.png" xlink:type="simple" xlink:show="embed" xlink:actuate="onLoad"/></draw:frame></text:p>
          </table:table-cell>
          <table:table-cell table:style-name="Table1.B1" office:value-type="string">
            <text:h text:style-name="P14" text:outline-level="1">Ключ управляемый нормально разомкнутый тип 2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3.889cm" draw:z-index="1"><draw:image xlink:href="../images/009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10"><draw:frame draw:style-name="fr4" draw:name="Object3" text:anchor-type="as-char" svg:width="8.689cm" svg:height="1.268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7"><text:span text:style-name="T1">где </text:span><text:span text:style-name="T6">x(t)</text:span><text:span text:style-name="T5"> </text:span><text:span text:style-name="T4">— входной сигнал блока </text:span><text:span text:style-name="T5">(</text:span><text:span text:style-name="T4">или вектор сигналов), </text:span><text:span text:style-name="T6">y(t)</text:span><text:span text:style-name="T5"> </text:span><text:span text:style-name="T4">— выходной сигнал блока (или вектор сигналов).</text:span></text:p>
            <text:p text:style-name="P7"><text:span text:style-name="T1">Управляющий сигнал входит в блок </text:span><text:span text:style-name="T2">сниз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разомкнут</text:span><text:span text:style-name="T3">, при подаче управляющего сигнала ключ </text:span><text:span text:style-name="T2">за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5"><draw:frame draw:style-name="fr3" draw:name="Графический объект3" text:anchor-type="as-char" svg:width="6.669cm" svg:height="3.02cm" draw:z-index="3"><draw:image xlink:href="../images/0092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5"><draw:frame draw:style-name="fr2" draw:name="Графический объект4" text:anchor-type="as-char" svg:width="6.609cm" svg:height="3.099cm" draw:z-index="4"><draw:image xlink:href="../images/0092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6">Управляющий = 0</text:p>
                </table:table-cell>
                <table:table-cell table:style-name="Таблица1.A1" office:value-type="string">
                  <text:p text:style-name="P6">Управляющий = 1</text:p>
                </table:table-cell>
              </table:table-row>
            </table:table>
            <text:p text:style-name="P7">Блок представляет собой субмодель (сборку)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P7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11">Примечания:</text:p>
            <text:list xml:id="list6191893183367346152" text:style-name="L1">
              <text:list-item>
                <text:p text:style-name="P12">По умолчанию блок формирует <text:span text:style-name="T8">скалярный</text:span> выходной сигнал.</text:p>
              </text:list-item>
              <text:list-item>
                <text:p text:style-name="P13"><text:span text:style-name="T9">П</text:span><text:span text:style-name="T1">оскольку алгоритм ключа (в субмодели) выполнен при помощи блока «Перемножитель», то при подаче управляющего сигнала, отличного от 1, на выходе блока будет сигнал, равный произведению </text:span><text:span text:style-name="T6">x(t)</text:span><text:span text:style-name="T5"> </text:span><text:span text:style-name="T1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2</dc:title>
    <dc:date>2014-12-16T12:07:56.42</dc:date>
    <meta:generator>OpenOffice/4.1.1$Win32 OpenOffice.org_project/411m6$Build-9775</meta:generator>
    <meta:editing-duration>PT1H10M27S</meta:editing-duration>
    <meta:editing-cycles>32</meta:editing-cycles>
    <meta:document-statistic meta:table-count="2" meta:image-count="4" meta:object-count="1" meta:page-count="1" meta:paragraph-count="19" meta:word-count="142" meta:character-count="993"/>
  </office:meta>
</office:document-meta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   ~ если ~ Управляющий(t) = 0; #
alignl x(t), ~ если ~ Управляющий(t) = 1;}  right none
</annotation>
  </semantics>
</math>
</file>